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0.3953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1.5752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3">
        <office:forms form:automatic-focus="false" form:apply-design-mode="false"/>
        <table:table-column table:style-name="co2" table:default-cell-style-name="ce6"/>
        <table:table-column table:style-name="co4" table:number-columns-repeated="1023" table:default-cell-style-name="ce6"/>
        <table:table-row table:style-name="ro1">
          <table:table-cell table:style-name="ce4" office:value-type="string" calcext:value-type="string">
            <text:p>Quote</text:p>
          </table:table-cell>
          <table:table-cell office:value-type="string" calcext:value-type="string">
            <text:p>Typ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ociety grows great when old men plant trees whose shade they know they shall never sit in.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Never depend on the admiration of others. </text:p>
            <text:p>There is no strength in it. </text:p>
            <text:p>Personal merit cannot be derived from an external source.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The happiness of your life depends upon the quality of your thoughts - Marcus Aureliu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rant me the serenity to accept the things I cannot change, courage to change the things I can, and wisdom to know the difference.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The master has failed more times than a novice has tried.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What ought one to say then as each hardship comes? </text:p>
            <text:p>I was practicing for this. I was training for this. - Epictetu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 gem cannot be polished without friction, nor a man perfected without trials.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You have power over your mind, not external events. </text:p>
            <text:p>Realize this and you will find strength</text:p>
            <text:p> - Marcus Aurelius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We are what we repeatedly do. </text:p>
            <text:p>Excellence, then, is not an act, but a habit</text:p>
            <text:p> – Aristotl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The unexamined life is not worth living - Socrate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uck is what happens when preparation meets opportunity - Seneca</text:p>
          </table:table-cell>
          <table:table-cell table:number-columns-repeated="1023"/>
        </table:table-row>
        <table:table-row table:style-name="ro4">
          <table:table-cell table:style-name="ce5" office:value-type="string" calcext:value-type="string">
            <text:p>It is not the critic who counts</text:p>
            <text:p>Not the man who points out how the strong man stumbles</text:p>
            <text:p>Or where the doer of deeds could have done them better</text:p>
            <text:p>The credit belongs to the man who is actually in the arena,</text:p>
            <text:p>Whose face is marred by dust and sweat and blood</text:p>
            <text:p>Who strives valiantly, who errs</text:p>
            <text:p>Who comes short again and again</text:p>
            <text:p>If he fails, at least he fails while daring greatly</text:p>
            <text:p>So that his place shall never be with those cold and timid souls</text:p>
            <text:p>Who neither know victory nor defeat - Teddy Roosevelt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There is nothing noble in being superior to your fellow man.</text:p>
            <text:p>True nobility is being superior to your former self.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We treat the body rigorously so that it wont be disobedient to the mind</text:p>
            <text:p> – Seneca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Here is a rule to remember in the future, when anything tempts you to feel bitter:</text:p>
            <text:p>Not this is misfortune, but to bear this worthily is good fortune</text:p>
            <text:p> - Marcus Aureliu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t's only a failure if you stop trying, otherwise, it's an experiment.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It is possible to commit no mistakes and still lose. </text:p>
            <text:p>That is not a weakness; that is life.</text:p>
            <text:p>- Captain Jean-Luc Picard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Seek not the good in external things - seek it in yourself</text:p>
            <text:p> - Epictetu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On occasion of every accident that befalls you, remember to turn to yourself and inquire what power you have for turning it to us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ride is not the opposite of shame, but its source. True humility is the only antidote to shame.</text:p>
            <text:p>-  Iro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ometimes life is like this tunnel. You can’t always see the light at the end of the tunnel, but if you keep moving, you will come to a better place.</text:p>
            <text:p><text:span text:style-name="T1">-  Iroh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f You Look For The Light, You Can Often Find It. But If You Look For The Dark, That Is All You Will Ever See.</text:p>
            <text:p>- General Iro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When We Hit Our Lowest Point, We Are Open To The Greatest Change.</text:p>
            <text:p>- Avatar Aang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 are more often frightened than hurt. </text:p>
            <text:p>We suffer more in imagination than reality. </text:p>
            <text:p>- Senec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 great aim of education is not knowledge, but action </text:p>
            <text:p>- Herbert Spence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verything we hear is an opinion, not a fact. Everything we see is a perspective, not the truth.</text:p>
            <text:p>- Marcus Aureliu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Waste no more time arguing about what a good man should be. Be one.</text:p>
            <text:p>- Marcus Aureliu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o not think what is hard for you to master is humanly impossible; and if it is humanly possible, consider it to be within your reach </text:p>
            <text:p><text:span text:style-name="T1">- Marcus Aurelius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ever let a good crisis go to waste</text:p>
            <text:p>- Winston Churchil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ppiness is not something ready made. It comes from your actions. </text:p>
            <text:p>- Dalai Lam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Until you make the unconscious conscious, it will direct your life and you will call it fate</text:p>
            <text:p>- Carl Yu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“Your story may not have such a happy beginning, but that doesn’t make you who you are.</text:p>
            <text:p>It is the rest of your story. Who you choose to be”</text:p>
            <text:p>- Kung Fu Pand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y mother said to me, “If you are a soldier, you will become a general. If you are a monk, you will become the Pope”. </text:p>
            <text:p>Instead, I was a painter, and became Picasso.</text:p>
            <text:p>- Picass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"Twenty years from now you will be more disappointed by the things that you didn’t do than by the ones you did do. </text:p>
            <text:p>So throw off the bowlines. </text:p>
            <text:p>Sail away from the safe harbor. </text:p>
            <text:p>Catch the trade winds in your sails. </text:p>
            <text:p>Explore. Dream. Discover."</text:p>
            <text:p> - Mark Twai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our mind is like water, my friend; </text:p>
            <text:p>When it is agitated, it becomes difficult to see.</text:p>
            <text:p>But if you allow it to settle, the answer becomes clear.</text:p>
          </table:table-cell>
          <table:table-cell table:number-columns-repeated="102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eting" table:style-name="ta2">
        <table:table-column table:style-name="co3" table:default-cell-style-name="Default"/>
        <table:table-row table:style-name="ro1">
          <table:table-cell office:value-type="string" calcext:value-type="string">
            <text:p>Wait for others to finish by Pausing</text:p>
          </table:table-cell>
        </table:table-row>
        <table:table-row table:style-name="ro1">
          <table:table-cell office:value-type="string" calcext:value-type="string">
            <text:p>Withhold Judgement</text:p>
          </table:table-cell>
        </table:table-row>
        <table:table-row table:style-name="ro1">
          <table:table-cell office:value-type="string" calcext:value-type="string">
            <text:p>Maintain Poise – Talk slowly, think before you speak</text:p>
          </table:table-cell>
        </table:table-row>
        <table:table-row table:style-name="ro1">
          <table:table-cell office:value-type="string" calcext:value-type="string">
            <text:p>Clarify and Repeat</text:p>
          </table:table-cell>
        </table:table-row>
        <table:table-row table:style-name="ro1">
          <table:table-cell office:value-type="string" calcext:value-type="string">
            <text:p>Remove filler words</text:p>
          </table:table-cell>
        </table:table-row>
        <table:table-row table:style-name="ro1">
          <table:table-cell office:value-type="string" calcext:value-type="string">
            <text:p>Don’t Nod Too Often</text:p>
          </table:table-cell>
        </table:table-row>
        <table:table-row table:style-name="ro1">
          <table:table-cell office:value-type="string" calcext:value-type="string">
            <text:p>Use Peoples Nam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4">00/00/0000</text:date>, <text:time style:data-style-name="N2" text:time-value="19:05:29.6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3T15:23:19</meta:creation-date>
    <dc:language>en-US</dc:language>
    <dc:date>2023-06-14T19:06:17.862000000</dc:date>
    <meta:editing-cycles>24</meta:editing-cycles>
    <meta:editing-duration>P21DT12H41M53S</meta:editing-duration>
    <meta:generator>LibreOffice/7.2.7.2$Windows_X86_64 LibreOffice_project/8d71d29d553c0f7dcbfa38fbfda25ee34cce99a2</meta:generator>
    <meta:document-statistic meta:table-count="2" meta:cell-count="44" meta:object-count="0"/>
    <meta:user-defined meta:name="AppVersion">15.0000</meta:user-defined>
  </office:meta>
</office:document-meta>
</file>